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9cm" fo:min-width="1.3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4" draw:id="id4" draw:layer="layout" svg:width="2.6cm" svg:height="2.6cm" svg:x="5.4cm" svg:y="10.9cm">
          <draw:glue-point draw:id="12" svg:x="4.615cm" svg:y="-1.923cm"/>
          <text:p text:style-name="P1"><text:span text:style-name="T1">BipartiteX</text:span></text:p>
          <text:p text:style-name="P1"><text:span text:style-name="T1">Extend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cm" svg:height="2.6cm" svg:x="12.3cm" svg:y="8.2cm">
          <draw:glue-point draw:id="12" svg:x="-5cm" svg:y="-1.538cm"/>
          <draw:glue-point draw:id="13" svg:x="-1.923cm" svg:y="-4.615cm"/>
          <draw:glue-point draw:id="14" svg:x="2.307cm" svg:y="-4.23cm"/>
          <draw:glue-point draw:id="15" svg:x="-4.615cm" svg:y="1.923cm"/>
          <text:p text:style-name="P1"><text:span text:style-name="T1">B</text:span><text:span text:style-name="T1">ip</text:span><text:span text:style-name="T1">a</text:span><text:span text:style-name="T1">rti</text:span><text:span text:style-name="T1">t</text:span><text:span text:style-name="T1">e</text:span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2.6cm" svg:height="2.6cm" svg:x="5.4cm" svg:y="1.6cm">
          <text:p text:style-name="P1"><text:span text:style-name="T1">Ba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6cm" svg:height="2.6cm" svg:x="10.2cm" svg:y="1.6cm">
          <draw:glue-point draw:id="12" svg:x="-2.307cm" svg:y="4.615cm"/>
          <draw:glue-point draw:id="13" svg:x="1.923cm" svg:y="4.615cm"/>
          <text:p text:style-name="P1"><text:span text:style-name="T1">Sta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6cm" svg:height="2.6cm" svg:x="14.6cm" svg:y="1.6cm">
          <draw:glue-point draw:id="12" svg:x="2.307cm" svg:y="4.615cm"/>
          <draw:glue-point draw:id="13" svg:x="1.153cm" svg:y="5.007cm"/>
          <draw:glue-point draw:id="14" svg:x="-1.538cm" svg:y="5cm"/>
          <text:p text:style-name="P1"><text:span text:style-name="T1">Que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cm" svg:height="2.6cm" svg:x="5.4cm" svg:y="5.7cm">
          <draw:glue-point draw:id="12" svg:x="5cm" svg:y="1.923cm"/>
          <text:p text:style-name="P1"><text:span text:style-name="T1">Grap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6.7cm" svg:y1="4.2cm" svg:x2="6.7cm" svg:y2="5.7cm" draw:start-shape="id1" draw:start-glue-point="8" draw:end-shape="id2" draw:end-glue-point="4" svg:d="M6700 4200v1500" svg:viewBox="0 0 1 1501">
          <text:p/>
        </draw:connector>
        <draw:connector draw:style-name="gr2" draw:text-style-name="P2" draw:layer="layout" draw:type="line" svg:x1="8cm" svg:y1="7.499cm" svg:x2="12.3cm" svg:y2="9.101cm" draw:start-shape="id2" draw:start-glue-point="12" draw:end-shape="id3" draw:end-glue-point="12" svg:d="M8000 7499l4300 1602" svg:viewBox="0 0 4301 1603">
          <text:p/>
        </draw:connector>
        <draw:connector draw:style-name="gr2" draw:text-style-name="P2" draw:layer="layout" draw:type="line" svg:x1="6.7cm" svg:y1="8.3cm" svg:x2="6.7cm" svg:y2="10.9cm" draw:start-shape="id2" draw:end-shape="id4" draw:end-glue-point="4" svg:d="M6700 8300v2600" svg:viewBox="0 0 1 2601">
          <text:p/>
        </draw:connector>
        <draw:connector draw:style-name="gr2" draw:text-style-name="P2" draw:layer="layout" draw:type="line" svg:x1="11.999cm" svg:y1="4.099cm" svg:x2="13.101cm" svg:y2="8.301cm" draw:start-shape="id5" draw:start-glue-point="13" draw:end-shape="id3" draw:end-glue-point="13" svg:d="M11999 4099l1102 4202" svg:viewBox="0 0 1103 4203">
          <text:p/>
        </draw:connector>
        <draw:connector draw:style-name="gr2" draw:text-style-name="P2" draw:layer="layout" draw:type="line" svg:x1="15.501cm" svg:y1="4.2cm" svg:x2="14.199cm" svg:y2="8.401cm" draw:start-shape="id6" draw:start-glue-point="14" draw:end-shape="id3" draw:end-glue-point="14" svg:d="M15501 4200l-1302 4201" svg:viewBox="0 0 1303 4202">
          <text:p/>
        </draw:connector>
        <draw:connector draw:style-name="gr2" draw:text-style-name="P2" draw:layer="layout" draw:type="line" svg:x1="12.401cm" svg:y1="9.999cm" svg:x2="7.899cm" svg:y2="11.701cm" draw:start-shape="id3" draw:start-glue-point="15" draw:end-shape="id4" draw:end-glue-point="12" svg:d="M12401 9999l-4502 1702" svg:viewBox="0 0 4503 1703">
          <text:p/>
        </draw:connector>
        <draw:connector draw:style-name="gr2" draw:text-style-name="P2" draw:layer="layout" draw:type="line" svg:x1="10.58cm" svg:y1="3.82cm" svg:x2="7.62cm" svg:y2="6.08cm" draw:start-shape="id5" draw:start-glue-point="7" draw:end-shape="id2" draw:end-glue-point="11" svg:d="M10580 3820l-2960 2260" svg:viewBox="0 0 2961 22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10:41:56.259804511</meta:creation-date>
    <dc:date>2017-11-25T13:53:42.464280798</dc:date>
    <meta:editing-duration>PT3H11M34S</meta:editing-duration>
    <meta:editing-cycles>5</meta:editing-cycles>
    <meta:generator>LibreOffice/5.1.6.2$Linux_X86_64 LibreOffice_project/10m0$Build-2</meta:generator>
    <meta:document-statistic meta:object-count="13"/>
  </office:meta>
</office:document-meta>
</file>